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965cm" svg:y="0.19cm">
            <draw:object draw:notify-on-update-of-ranges="Sheet1.A1:Sheet1.A134 Sheet1.B1:Sheet1.B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]-3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]-3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]-3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]-3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5]-3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6]-3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7]-3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8]-3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9]-3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0]-3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1]-3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2]-3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3]-3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4]-3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5]-3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6]-3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7]-3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8]-3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]-3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]-3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1]-3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2]-3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3]-3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4]-2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5]-2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6]-2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7]-2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8]-2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9]-2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0]-2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1]-2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2]-2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3]-2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4]-2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5]-2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6]-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7]-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8]-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9]-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0]-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1]-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2]-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3]-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4]-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5]-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6]-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7]-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8]-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9]-1" office:value-type="float" office:value="199" calcext:value-type="float">
            <text:p>199</text:p>
          </table:table-cell>
          <table:table-cell table:formula="of:=[.B49]-2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50]-1"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51]"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52]-1"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3]-3"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4]-3"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5]-3"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6]-3"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7]-4"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8]-4"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9]-4"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0]-4"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1]-4"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2]-4"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3]-4"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4]-4"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5]-4"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6]-4"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7]-4"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8]-4" office:value-type="float" office:value="137" calcext:value-type="float">
            <text:p>13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69]-4" office:value-type="float" office:value="133" calcext:value-type="float">
            <text:p>13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0]-4"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1]-4"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2]-4"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3]-4"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4]-4"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5]-4"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6]-4"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7]-4"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8]-4"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9]-4"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0]-4"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1]-4" office:value-type="float" office:value="85" calcext:value-type="float">
            <text:p>8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2]-4"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3]-4"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4]-4" office:value-type="float" office:value="73" calcext:value-type="float">
            <text:p>7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5]-4" office:value-type="float" office:value="69" calcext:value-type="float">
            <text:p>6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6]-4" office:value-type="float" office:value="65" calcext:value-type="float">
            <text:p>6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7]-4"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8]-4"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89]-4"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0]-4" office:value-type="float" office:value="49" calcext:value-type="float">
            <text:p>4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1]-4"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2]-4" office:value-type="float" office:value="41" calcext:value-type="float">
            <text:p>4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3]-4" office:value-type="float" office:value="37" calcext:value-type="float">
            <text:p>3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4]-4" office:value-type="float" office:value="33" calcext:value-type="float">
            <text:p>3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5]-4"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6]-4"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7]-4"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8]-4"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99]-4"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0]-4"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1]-4"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2]-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3]-4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4]-4"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5]-4"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6]-4"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7]-4"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8]-4"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09]-4" office:value-type="float" office:value="-27" calcext:value-type="float">
            <text:p>-2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0]-4"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1]-4" office:value-type="float" office:value="-35" calcext:value-type="float">
            <text:p>-3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2]-4" office:value-type="float" office:value="-39" calcext:value-type="float">
            <text:p>-3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3]-4"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4]-4" office:value-type="float" office:value="-47" calcext:value-type="float">
            <text:p>-4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5]-4" office:value-type="float" office:value="-51" calcext:value-type="float">
            <text:p>-5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6]-4" office:value-type="float" office:value="-55" calcext:value-type="float">
            <text:p>-5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7]-4" office:value-type="float" office:value="-59" calcext:value-type="float">
            <text:p>-5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8]-4" office:value-type="float" office:value="-63" calcext:value-type="float">
            <text:p>-6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19]-4" office:value-type="float" office:value="-67" calcext:value-type="float">
            <text:p>-6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0]-4" office:value-type="float" office:value="-71" calcext:value-type="float">
            <text:p>-7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1]-4" office:value-type="float" office:value="-75" calcext:value-type="float">
            <text:p>-7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2]-4" office:value-type="float" office:value="-79" calcext:value-type="float">
            <text:p>-7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3]-4" office:value-type="float" office:value="-83" calcext:value-type="float">
            <text:p>-8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4]-4" office:value-type="float" office:value="-87" calcext:value-type="float">
            <text:p>-8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5]-4" office:value-type="float" office:value="-91" calcext:value-type="float">
            <text:p>-9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6]-4" office:value-type="float" office:value="-95" calcext:value-type="float">
            <text:p>-9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7]-4" office:value-type="float" office:value="-99" calcext:value-type="float">
            <text:p>-9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8]-4" office:value-type="float" office:value="-103" calcext:value-type="float">
            <text:p>-10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29]-4" office:value-type="float" office:value="-107" calcext:value-type="float">
            <text:p>-10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30]-4" office:value-type="float" office:value="-111" calcext:value-type="float">
            <text:p>-11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31]-4" office:value-type="float" office:value="-115" calcext:value-type="float">
            <text:p>-11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32]-4" office:value-type="float" office:value="-119" calcext:value-type="float">
            <text:p>-11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33]-4" office:value-type="float" office:value="-123" calcext:value-type="float">
            <text:p>-123</text:p>
          </table:table-cell>
          <table:table-cell office:value-type="float" office:value="-3" calcext:value-type="float">
            <text:p>-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.00.0000</text:date>, <text:time style:data-style-name="N2" text:time-value="19:12:59.619821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08T19:30:33.486283128</dc:date>
    <meta:editing-duration>PT4H25M17S</meta:editing-duration>
    <meta:editing-cycles>17</meta:editing-cycles>
    <meta:generator>LibreOffice/7.6.4.1$MacOSX_X86_64 LibreOffice_project/e19e193f88cd6c0525a17fb7a176ed8e6a3e2aa1</meta:generator>
    <meta:document-statistic meta:table-count="1" meta:cell-count="26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72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1:Sheet1.B134" svg:x="0.985cm" svg:y="0.314cm" svg:width="47.319cm" svg:height="15.083cm">
          <chart:coordinate-region svg:x="1.327cm" svg:y="0.32cm" svg:width="46.693cm" svg:height="14.87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4" chart:class="chart:scatter">
            <chart:domain table:cell-range-address="Sheet1.A1:Sheet1.A134"/>
            <chart:data-point chart:repeated="1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1:Sheet1.A134</svg:desc>
                </draw:g>
              </table:table-cell>
              <table:table-cell office:value-type="float" office:value="120">
                <text:p>120</text:p>
                <draw:g>
                  <svg:desc>Sheet1.B1:Sheet1.B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">
                <text:p>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">
                <text:p>2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">
                <text:p>1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">
                <text:p>1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">
                <text:p>1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1">
                <text:p>1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8">
                <text:p>1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5">
                <text:p>18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1">
                <text:p>1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">
                <text:p>1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">
                <text:p>1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5">
                <text:p>1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1">
                <text:p>1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">
                <text:p>1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3">
                <text:p>1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">
                <text:p>1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">
                <text:p>1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">
                <text:p>1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">
                <text:p>1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">
                <text:p>1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">
                <text:p>1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">
                <text:p>1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">
                <text:p>1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">
                <text:p>9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">
                <text:p>8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">
                <text:p>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">
                <text:p>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">
                <text:p>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">
                <text:p>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">
                <text:p>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">
                <text:p>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">
                <text:p>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">
                <text:p>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1">
                <text:p>-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5">
                <text:p>-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9">
                <text:p>-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3">
                <text:p>-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7">
                <text:p>-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1">
                <text:p>-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">
                <text:p>-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9">
                <text:p>-3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7">
                <text:p>-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">
                <text:p>-5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5">
                <text:p>-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9">
                <text:p>-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3">
                <text:p>-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7">
                <text:p>-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1">
                <text:p>-7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5">
                <text:p>-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9">
                <text:p>-7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3">
                <text:p>-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7">
                <text:p>-8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1">
                <text:p>-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5">
                <text:p>-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9">
                <text:p>-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3">
                <text:p>-1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07">
                <text:p>-1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1">
                <text:p>-1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5">
                <text:p>-1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19">
                <text:p>-1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23">
                <text:p>-123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